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A0000006B6D4BD4E9.png"/>
  <manifest:file-entry manifest:media-type="image/png" manifest:full-path="Pictures/100002010000009900000072C43A750D.png"/>
  <manifest:file-entry manifest:media-type="image/png" manifest:full-path="Pictures/1000000000000400000003000575E85D.png"/>
  <manifest:file-entry manifest:media-type="image/png" manifest:full-path="Pictures/10000201000001E30000018F7D6B39A2.png"/>
  <manifest:file-entry manifest:media-type="image/png" manifest:full-path="Pictures/10000000000004000000030076EA8F9C.png"/>
  <manifest:file-entry manifest:media-type="image/png" manifest:full-path="Pictures/1000020100000090000000666A12859C.png"/>
  <manifest:file-entry manifest:media-type="image/png" manifest:full-path="Pictures/100002010000008F0000007847DC5FB1.png"/>
  <manifest:file-entry manifest:media-type="image/png" manifest:full-path="Pictures/10000201000000EF000000B850FB8EF9.png"/>
  <manifest:file-entry manifest:media-type="image/png" manifest:full-path="Pictures/10000201000000D1000000B4326DF8BD.png"/>
  <manifest:file-entry manifest:media-type="image/png" manifest:full-path="Pictures/100002010000008D0000008D96A5E23F.png"/>
  <manifest:file-entry manifest:media-type="image/png" manifest:full-path="Pictures/100002010000011B000000CC646A1E58.png"/>
  <manifest:file-entry manifest:media-type="image/png" manifest:full-path="Pictures/10000201000000BA00000099803278D5.png"/>
  <manifest:file-entry manifest:media-type="image/png" manifest:full-path="Pictures/10000201000000AE00000094CD927A36.png"/>
  <manifest:file-entry manifest:media-type="image/png" manifest:full-path="Pictures/10000201000000FA000000CEF6C03D69.png"/>
  <manifest:file-entry manifest:media-type="image/png" manifest:full-path="Pictures/100002010000008D0000006DCA3CC2F2.png"/>
  <manifest:file-entry manifest:media-type="image/png" manifest:full-path="Pictures/100002010000008E0000006C891BBDFC.png"/>
  <manifest:file-entry manifest:media-type="image/png" manifest:full-path="Pictures/100002010000011F000000F1A1F8FA03.png"/>
  <manifest:file-entry manifest:media-type="image/png" manifest:full-path="Pictures/10000201000000830000007D9B2224F1.png"/>
  <manifest:file-entry manifest:media-type="image/png" manifest:full-path="Pictures/100002010000008D00000077DBF0E700.png"/>
  <manifest:file-entry manifest:media-type="image/jpeg" manifest:full-path="Pictures/100000000000040000000300ED6B5C71.jpg"/>
  <manifest:file-entry manifest:media-type="image/png" manifest:full-path="Pictures/10000201000003B200000141A8712461.png"/>
  <manifest:file-entry manifest:media-type="image/png" manifest:full-path="Pictures/1000020100000087000000803AE01C6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top" draw:auto-grow-height="true" fo:min-height="0.534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solid" svg:stroke-width="0.212cm" svg:stroke-color="#000000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00d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cc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cc66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ccff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solid" svg:stroke-width="0.212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none" draw:fill="none" draw:fill-color="#bbe0e3" draw:textarea-horizontal-align="justify" draw:textarea-vertical-align="top" draw:auto-grow-height="true" fo:min-height="0.534cm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fill="solid" draw:fill-color="#9999cc" draw:textarea-horizontal-align="center" draw:textarea-vertical-align="middle" style:protect="position size"/>
    </style:style>
    <style:style style:name="gr13" style:family="graphic" style:parent-style-name="objectwithoutfill">
      <style:graphic-properties draw:fill="solid" draw:fill-color="#e6e6e6" draw:textarea-horizontal-align="center" draw:textarea-vertical-align="middle"/>
    </style:style>
    <style:style style:name="gr14" style:family="graphic" style:parent-style-name="objectwithoutfill">
      <style:graphic-properties draw:fill="solid" draw:fill-color="#00dcff" draw:textarea-horizontal-align="center" draw:textarea-vertical-align="middle"/>
    </style:style>
    <style:style style:name="gr15" style:family="graphic" style:parent-style-name="objectwithoutfill">
      <style:graphic-properties draw:fill="solid" draw:fill-color="#ffcc99" draw:textarea-horizontal-align="center" draw:textarea-vertical-align="middle"/>
    </style:style>
    <style:style style:name="gr16" style:family="graphic" style:parent-style-name="standard">
      <style:graphic-properties draw:stroke="none" draw:fill="none" fo:min-height="0.714cm"/>
    </style:style>
    <style:style style:name="gr17" style:family="graphic">
      <style:graphic-properties style:protect="position size"/>
    </style:style>
    <style:style style:name="gr18" style:family="graphic" style:parent-style-name="standard">
      <style:graphic-properties draw:fill="none" draw:fill-color="#94bd5e" draw:textarea-horizontal-align="center" draw:textarea-vertical-align="middle"/>
    </style:style>
    <style:style style:name="gr19" style:family="graphic" style:parent-style-name="standard">
      <style:graphic-properties draw:fill="none" draw:fill-color="#9999cc" draw:textarea-horizontal-align="center" draw:textarea-vertical-align="middle"/>
    </style:style>
    <style:style style:name="gr20" style:family="graphic" style:parent-style-name="objectwithoutfill">
      <style:graphic-properties draw:fill="none" draw:fill-color="#e6e6e6" draw:textarea-horizontal-align="center" draw:textarea-vertical-align="middle"/>
    </style:style>
    <style:style style:name="gr21" style:family="graphic" style:parent-style-name="standard">
      <style:graphic-properties draw:fill="none" draw:fill-color="#00ffff" draw:textarea-horizontal-align="center" draw:textarea-vertical-align="middle"/>
    </style:style>
    <style:style style:name="gr22" style:family="graphic" style:parent-style-name="standard">
      <style:graphic-properties draw:fill="none" draw:fill-color="#e6e64c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96cm"/>
    </style:style>
    <style:style style:name="gr24" style:family="graphic" style:parent-style-name="objectwithoutfill">
      <style:graphic-properties draw:fill="none" draw:fill-color="#ff9966" draw:textarea-horizontal-align="center" draw:textarea-vertical-align="middle"/>
    </style:style>
    <style:style style:name="gr25" style:family="graphic" style:parent-style-name="objectwithoutfill">
      <style:graphic-properties draw:fill="none" draw:fill-color="#e6e6e6" draw:textarea-horizontal-align="center" draw:textarea-vertical-align="middle"/>
    </style:style>
    <style:style style:name="gr26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28" style:family="graphic" style:parent-style-name="standard">
      <style:graphic-properties draw:fill="solid" draw:fill-color="#ffffff" draw:textarea-horizontal-align="center" draw:textarea-vertical-align="middle"/>
    </style:style>
    <style:style style:name="gr29" style:family="graphic" style:parent-style-name="objectwithoutfill">
      <style:graphic-properties draw:fill="solid" draw:fill-color="#ffffff" draw:textarea-horizontal-align="center" draw:textarea-vertical-align="middle"/>
    </style:style>
    <style:style style:name="gr30" style:family="graphic" style:parent-style-name="standard">
      <style:graphic-properties draw:fill="solid" draw:fill-color="#b3b3b3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solid" draw:fill-color="#ffffff" draw:auto-grow-height="true" draw:auto-grow-width="false" fo:max-height="0cm" fo:min-height="0.996cm"/>
    </style:style>
    <style:style style:name="gr32" style:family="graphic" style:parent-style-name="objectwithoutfill">
      <style:graphic-properties draw:fill="solid" draw:fill-color="#ffffff" draw:textarea-horizontal-align="center" draw:textarea-vertical-align="middle"/>
    </style:style>
    <style:style style:name="gr33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 style:protect="size"/>
    </style:style>
    <style:style style:name="gr35" style:family="graphic" style:parent-style-name="standard">
      <style:graphic-properties draw:marker-start="Arrow" draw:marker-end="" draw:marker-end-width="0.3cm" draw:fill="solid" draw:fill-color="#ffffff" draw:textarea-horizontal-align="center" draw:textarea-vertical-align="middle"/>
    </style:style>
    <style:style style:name="gr36" style:family="graphic" style:parent-style-name="objectwithoutfill">
      <style:graphic-properties draw:fill="solid" draw:fill-color="#b3b3b3" draw:textarea-horizontal-align="center" draw:textarea-vertical-align="middle"/>
    </style:style>
    <style:style style:name="gr37" style:family="graphic" style:parent-style-name="standard">
      <style:graphic-properties draw:fill="solid" draw:fill-color="#94bd5e" draw:textarea-horizontal-align="center" draw:textarea-vertical-align="middle"/>
    </style:style>
    <style:style style:name="gr38" style:family="graphic" style:parent-style-name="standard">
      <style:graphic-properties draw:fill="solid" draw:fill-color="#9999cc" draw:textarea-horizontal-align="center" draw:textarea-vertical-align="middle"/>
    </style:style>
    <style:style style:name="gr39" style:family="graphic" style:parent-style-name="standard">
      <style:graphic-properties draw:fill="solid" draw:fill-color="#00ffff" draw:textarea-horizontal-align="center" draw:textarea-vertical-align="middle"/>
    </style:style>
    <style:style style:name="gr40" style:family="graphic" style:parent-style-name="standard">
      <style:graphic-properties draw:fill="solid" draw:fill-color="#e6ff00" draw:textarea-horizontal-align="center" draw:textarea-vertical-align="middle"/>
    </style:style>
    <style:style style:name="gr41" style:family="graphic" style:parent-style-name="objectwithoutfill">
      <style:graphic-properties draw:fill="solid" draw:fill-color="#ff9966" draw:textarea-horizontal-align="center" draw:textarea-vertical-align="middle"/>
    </style:style>
    <style:style style:name="gr42" style:family="graphic" style:parent-style-name="objectwithoutfill">
      <style:graphic-properties draw:fill="solid" draw:fill-color="#00ffff" draw:textarea-horizontal-align="center" draw:textarea-vertical-align="middle"/>
    </style:style>
    <style:style style:name="gr43" style:family="graphic" style:parent-style-name="standard">
      <style:graphic-properties draw:marker-end="Arrow" draw:marker-end-width="0.3cm" draw:textarea-horizontal-align="center" draw:textarea-vertical-align="middle"/>
    </style:style>
    <style:style style:name="gr44" style:family="graphic" style:parent-style-name="objectwithoutfill">
      <style:graphic-properties draw:fill="solid" draw:fill-color="#e6ff00"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style:protect="size"/>
    </style:style>
    <style:style style:name="gr46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47" style:family="graphic" style:parent-style-name="standard">
      <style:graphic-properties draw:fill="solid" draw:fill-color="#e6e64c" draw:textarea-horizontal-align="center" draw:textarea-vertical-align="middle"/>
    </style:style>
    <style:style style:name="gr48" style:family="graphic" style:parent-style-name="objectwithoutfill">
      <style:graphic-properties draw:fill="solid" draw:fill-color="#e6e6e6" draw:textarea-horizontal-align="center" draw:textarea-vertical-align="middle"/>
    </style:style>
    <style:style style:name="gr49" style:family="graphic" style:parent-style-name="standard">
      <style:graphic-properties draw:fill="solid" draw:fill-color="#cccccc" draw:textarea-horizontal-align="center" draw:textarea-vertical-align="middle"/>
    </style:style>
    <style:style style:name="gr50" style:family="graphic" style:parent-style-name="standard">
      <style:graphic-properties draw:fill="solid" draw:fill-color="#ffff99" draw:textarea-horizontal-align="center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margin-top="0.22cm" fo:margin-bottom="0cm" fo:text-indent="0cm" style:punctuation-wrap="simple" style:line-break="normal"/>
    </style:style>
    <style:style style:name="P2" style:family="paragraph">
      <style:paragraph-properties text:enable-numbering="false" fo:margin-left="0cm" fo:margin-right="0cm" fo:margin-top="0.22cm" fo:margin-bottom="0cm" fo:text-indent="0cm" style:punctuation-wrap="simple" style:line-break="normal" style:writing-mode="lr-tb"/>
      <style:text-properties fo:font-family="'Nimbus Sans L'" style:font-family-generic="swiss" style:font-pitch="variable"/>
    </style:style>
    <style:style style:name="P3" style:family="paragraph">
      <style:paragraph-properties fo:margin-left="0cm" fo:margin-right="0cm" fo:text-align="center" fo:text-indent="0cm" style:punctuation-wrap="simple" style:line-break="normal"/>
    </style:style>
    <style:style style:name="P4" style:family="paragraph">
      <style:paragraph-properties fo:margin-left="0cm" fo:margin-right="0cm" fo:text-align="center" fo:text-indent="0cm" style:punctuation-wrap="simple" style:line-break="normal" style:writing-mode="lr-tb"/>
      <style:text-properties fo:font-family="'Nimbus Sans L'" style:font-family-generic="swiss" style:font-pitch="variable" fo:font-size="12pt"/>
    </style:style>
    <style:style style:name="P5" style:family="paragraph">
      <style:paragraph-properties fo:margin-left="0cm" fo:margin-right="0cm" fo:text-align="center" fo:text-indent="0cm" style:punctuation-wrap="simple" style:line-break="normal"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margin-top="0.22cm" fo:margin-bottom="0cm" fo:text-align="end" fo:text-indent="0cm" style:punctuation-wrap="simple" style:line-break="normal"/>
    </style:style>
    <style:style style:name="P8" style:family="paragraph">
      <style:paragraph-properties text:enable-numbering="false" fo:margin-left="0cm" fo:margin-right="0cm" fo:margin-top="0.22cm" fo:margin-bottom="0cm" fo:text-align="end" fo:text-indent="0cm" style:punctuation-wrap="simple" style:line-break="normal" style:writing-mode="lr-tb"/>
      <style:text-properties fo:font-family="'Nimbus Sans L'" style:font-family-generic="swiss" style:font-pitch="variabl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text:enable-numbering="false" fo:margin-left="0cm" fo:margin-right="0cm" fo:text-align="center" fo:text-indent="0cm" style:punctuation-wrap="simple" style:line-break="normal" style:writing-mode="lr-tb"/>
      <style:text-properties fo:font-family="'Nimbus Sans L'" style:font-family-generic="swiss" style:font-pitch="variable" fo:font-size="12pt"/>
    </style:style>
    <style:style style:name="P11" style:family="paragraph">
      <style:paragraph-properties style:writing-mode="lr-tb"/>
    </style:style>
    <style:style style:name="P12" style:family="paragraph">
      <style:paragraph-properties text:enable-numbering="false" fo:margin-left="0cm" fo:margin-right="0cm" fo:text-align="center" fo:text-indent="0cm" style:punctuation-wrap="simple" style:line-break="normal" style:writing-mode="lr-tb"/>
    </style:style>
    <style:style style:name="P13" style:family="paragraph">
      <style:paragraph-properties style:writing-mode="lr-tb"/>
      <style:text-properties fo:font-family="'Nimbus Sans L'" style:font-family-generic="swiss" style:font-pitch="variable" fo:font-size="12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font-family="'Nimbus Sans L'" style:font-family-generic="swiss" style:font-pitch="variable" fo:font-size="18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center" fo:text-indent="0cm"/>
      <style:text-properties fo:font-family="'Nimbus Sans L'" style:font-family-generic="swiss" style:font-pitch="variable" fo:font-size="16pt"/>
    </style:style>
    <style:style style:name="P18" style:family="paragraph">
      <style:paragraph-properties fo:margin-left="0cm" fo:margin-right="0cm" fo:text-indent="0cm"/>
      <style:text-properties fo:font-weight="bold"/>
    </style:style>
    <style:style style:name="P19" style:family="paragraph">
      <style:paragraph-properties fo:margin-left="0cm" fo:margin-right="0cm" fo:text-indent="0cm"/>
      <style:text-properties fo:font-family="'Nimbus Sans L'" style:font-family-generic="swiss" style:font-pitch="variable"/>
    </style:style>
    <style:style style:name="P20" style:family="paragraph">
      <style:text-properties fo:font-family="'Nimbus Sans L'" style:font-family-generic="swiss" style:font-pitch="variable"/>
    </style:style>
    <style:style style:name="T1" style:family="text">
      <style:text-properties fo:font-family="'Nimbus Sans L'" style:font-family-generic="swiss" style:font-pitch="variable" fo:font-size="10pt" fo:language="en" fo:country="AU" fo:font-weight="bold" style:font-size-asian="10pt" style:font-size-complex="10pt"/>
    </style:style>
    <style:style style:name="T2" style:family="text">
      <style:text-properties fo:font-family="'Nimbus Sans L'" style:font-family-generic="swiss" style:font-pitch="variable" fo:font-size="12pt" fo:language="en" fo:country="AU" fo:font-weight="bold" style:font-size-asian="10pt" style:font-size-complex="10pt"/>
    </style:style>
    <style:style style:name="T3" style:family="text">
      <style:text-properties fo:font-size="10pt" fo:language="en" fo:country="AU" fo:font-weight="bold" style:font-size-asian="10pt" style:font-size-complex="10pt"/>
    </style:style>
    <style:style style:name="T4" style:family="text">
      <style:text-properties fo:font-family="'Nimbus Sans L'" style:font-family-generic="swiss" style:font-pitch="variable" fo:font-size="18pt"/>
    </style:style>
    <style:style style:name="T5" style:family="text">
      <style:text-properties fo:font-family="'Nimbus Sans L'" style:font-family-generic="swiss" style:font-pitch="variable" fo:font-size="16pt"/>
    </style:style>
    <style:style style:name="T6" style:family="text">
      <style:text-properties fo:font-weight="bold"/>
    </style:style>
    <style:style style:name="T7" style:family="text">
      <style:text-properties fo:font-family="'Nimbus Sans L'" style:font-family-generic="swiss" style:font-pitch="variabl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IIES08/seL4</presentation:footer-decl>
      <draw:page draw:name="page1" draw:style-name="dp1" draw:master-page-name="Default" presentation:presentation-page-layout-name="AL1T6" presentation:use-footer-name="ftr1" draw:id="id28">
        <draw:custom-shape draw:style-name="gr1" draw:text-style-name="P2" draw:layer="layout" svg:width="2.144cm" svg:height="0.794cm" svg:x="18.356cm" svg:y="4.463cm">
          <text:p text:style-name="P1"><text:span text:style-name="T1">Trusted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0.027cm" svg:height="0.975cm" svg:x="13.301cm" svg:y="13.139cm">
          <text:p text:style-name="P3"><text:span text:style-name="T2">Supervisor OS (boot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64cm" svg:height="2.933cm" svg:x="13.883cm" svg:y="9.746cm">
          <text:p text:style-name="P3"><text:span text:style-name="T2">Linux</text:span></text:p>
          <text:p text:style-name="P3"><text:span text:style-name="T2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64cm" svg:height="2.933cm" svg:x="16.004cm" svg:y="9.746cm">
          <text:p text:style-name="P3"><text:span text:style-name="T2">Device</text:span></text:p>
          <text:p text:style-name="P3"><text:span text:style-name="T2">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1.645cm" svg:height="2.928cm" svg:x="18.923cm" svg:y="9.217cm">
          <text:p text:style-name="P3"><text:span text:style-name="T3">Trusted</text:span></text:p>
          <text:p text:style-name="P3"><text:span text:style-name="T3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1.641cm" svg:height="2.928cm" svg:x="21.432cm" svg:y="9.526cm">
          <text:p text:style-name="P3"><text:span text:style-name="T3">Device</text:span></text:p>
          <text:p text:style-name="P3"><text:span text:style-name="T3">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1.645cm" svg:height="2.928cm" svg:x="14.315cm" svg:y="5.5cm">
          <text:p text:style-name="P3"><text:span text:style-name="T3">Legacy</text:span></text:p>
          <text:p text:style-name="P3"><text:span text:style-name="T3">Ap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1.64cm" svg:height="2.933cm" svg:x="14.183cm" svg:y="5.729cm">
          <text:p text:style-name="P3"><text:span text:style-name="T3">Legacy</text:span></text:p>
          <text:p text:style-name="P3"><text:span text:style-name="T3">Ap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1.64cm" svg:height="2.932cm" svg:x="14.046cm" svg:y="5.963cm">
          <text:p text:style-name="P3"><text:span text:style-name="T3">Legacy</text:span></text:p>
          <text:p text:style-name="P3"><text:span text:style-name="T3">Ap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645cm" svg:height="2.928cm" svg:x="13.878cm" svg:y="6.263cm">
          <text:p text:style-name="P3"><text:span text:style-name="T2">Legacy</text:span></text:p>
          <text:p text:style-name="P3"><text:span text:style-name="T2">Ap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1.64cm" svg:height="2.932cm" svg:x="19.06cm" svg:y="9.447cm">
          <text:p text:style-name="P3"><text:span text:style-name="T3">Trusted</text:span></text:p>
          <text:p text:style-name="P3"><text:span text:style-name="T3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1.64cm" svg:height="2.928cm" svg:x="19.263cm" svg:y="9.68cm">
          <text:p text:style-name="P3"><text:span text:style-name="T3">Trusted</text:span></text:p>
          <text:p text:style-name="P3"><text:span text:style-name="T3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641cm" svg:height="2.928cm" svg:x="19.399cm" svg:y="9.914cm">
          <text:p text:style-name="P3"><text:span text:style-name="T2">Trusted</text:span></text:p>
          <text:p text:style-name="P3"><text:span text:style-name="T2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641cm" svg:height="2.928cm" svg:x="21.635cm" svg:y="9.68cm">
          <text:p text:style-name="P3"><text:span text:style-name="T2">Device</text:span></text:p>
          <text:p text:style-name="P3"><text:span text:style-name="T2">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1.928cm" svg:height="2.933cm" svg:x="20.347cm" svg:y="4.878cm">
          <text:p text:style-name="P3"><text:span text:style-name="T3">Sensitive</text:span></text:p>
          <text:p text:style-name="P3"><text:span text:style-name="T3">Ap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1.927cm" svg:height="2.928cm" svg:x="20.55cm" svg:y="5.112cm">
          <text:p text:style-name="P3"><text:span text:style-name="T3">Sensitive</text:span></text:p>
          <text:p text:style-name="P3"><text:span text:style-name="T3">Ap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1.927cm" svg:height="2.933cm" svg:x="20.687cm" svg:y="5.341cm">
          <text:p text:style-name="P3"><text:span text:style-name="T3">Sensitive</text:span></text:p>
          <text:p text:style-name="P3"><text:span text:style-name="T3">Ap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1.927cm" svg:height="2.928cm" svg:x="20.824cm" svg:y="5.588cm">
          <text:p text:style-name="P3"><text:span text:style-name="T3">Sensitive</text:span></text:p>
          <text:p text:style-name="P3"><text:span text:style-name="T3">Ap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027cm" svg:height="0.974cm" svg:x="13.301cm" svg:y="15.753cm">
          <text:p text:style-name="P3"><text:span text:style-name="T2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027cm" svg:height="0.975cm" svg:x="13.302cm" svg:y="14.44cm">
          <text:p text:style-name="P3"><text:span text:style-name="T2">seL4 Micro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8cm" svg:y1="13cm" svg:x2="18cm" svg:y2="5cm">
          <text:p/>
        </draw:line>
        <draw:custom-shape draw:style-name="gr1" draw:text-style-name="P8" draw:layer="layout" svg:width="2.408cm" svg:height="0.794cm" svg:x="15.092cm" svg:y="4.5cm">
          <text:p text:style-name="P7"><text:span text:style-name="T1">Untrusted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1" presentation:class="page"/>
          <draw:frame presentation:style-name="pr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0" presentation:use-footer-name="ftr1" draw:id="id29">
        <draw:custom-shape draw:style-name="gr5" draw:text-style-name="P10" draw:layer="layout" svg:width="10.027cm" svg:height="0.975cm" svg:x="13.301cm" svg:y="13.138cm">
          <text:p text:style-name="P3"><text:span text:style-name="T2">Supervisor 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64cm" svg:height="2.933cm" svg:x="13.883cm" svg:y="9.745cm">
          <text:p text:style-name="P3"><text:span text:style-name="T2">Linux</text:span></text:p>
          <text:p text:style-name="P3"><text:span text:style-name="T2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64cm" svg:height="2.933cm" svg:x="16.004cm" svg:y="9.745cm">
          <text:p text:style-name="P3"><text:span text:style-name="T2">Device</text:span></text:p>
          <text:p text:style-name="P3"><text:span text:style-name="T2">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1.645cm" svg:height="2.928cm" svg:x="18.923cm" svg:y="9.216cm">
          <text:p text:style-name="P3"><text:span text:style-name="T3">Trusted</text:span></text:p>
          <text:p text:style-name="P3"><text:span text:style-name="T3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1.641cm" svg:height="2.928cm" svg:x="21.432cm" svg:y="9.525cm">
          <text:p text:style-name="P3"><text:span text:style-name="T3">Device</text:span></text:p>
          <text:p text:style-name="P3"><text:span text:style-name="T3">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1.645cm" svg:height="2.928cm" svg:x="14.315cm" svg:y="5.499cm">
          <text:p text:style-name="P3"><text:span text:style-name="T3">Legacy</text:span></text:p>
          <text:p text:style-name="P3"><text:span text:style-name="T3">Ap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1.64cm" svg:height="2.933cm" svg:x="14.183cm" svg:y="5.728cm">
          <text:p text:style-name="P3"><text:span text:style-name="T3">Legacy</text:span></text:p>
          <text:p text:style-name="P3"><text:span text:style-name="T3">Ap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1.64cm" svg:height="2.932cm" svg:x="14.046cm" svg:y="5.962cm">
          <text:p text:style-name="P3"><text:span text:style-name="T3">Legacy</text:span></text:p>
          <text:p text:style-name="P3"><text:span text:style-name="T3">Ap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645cm" svg:height="2.928cm" svg:x="13.878cm" svg:y="6.262cm">
          <text:p text:style-name="P3"><text:span text:style-name="T2">Legacy</text:span></text:p>
          <text:p text:style-name="P3"><text:span text:style-name="T2">Ap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1.64cm" svg:height="2.932cm" svg:x="19.06cm" svg:y="9.446cm">
          <text:p text:style-name="P3"><text:span text:style-name="T3">Trusted</text:span></text:p>
          <text:p text:style-name="P3"><text:span text:style-name="T3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1.64cm" svg:height="2.928cm" svg:x="19.263cm" svg:y="9.679cm">
          <text:p text:style-name="P3"><text:span text:style-name="T3">Trusted</text:span></text:p>
          <text:p text:style-name="P3"><text:span text:style-name="T3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1.641cm" svg:height="2.928cm" svg:x="19.399cm" svg:y="9.913cm">
          <text:p text:style-name="P3"><text:span text:style-name="T2">Trusted</text:span></text:p>
          <text:p text:style-name="P3"><text:span text:style-name="T2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1.641cm" svg:height="2.928cm" svg:x="21.635cm" svg:y="9.679cm">
          <text:p text:style-name="P3"><text:span text:style-name="T2">Device</text:span></text:p>
          <text:p text:style-name="P3"><text:span text:style-name="T2">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.928cm" svg:height="2.933cm" svg:x="20.347cm" svg:y="4.877cm">
          <text:p text:style-name="P3"><text:span text:style-name="T3">Sensitive</text:span></text:p>
          <text:p text:style-name="P3"><text:span text:style-name="T3">Ap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.927cm" svg:height="2.928cm" svg:x="20.55cm" svg:y="5.111cm">
          <text:p text:style-name="P3"><text:span text:style-name="T3">Sensitive</text:span></text:p>
          <text:p text:style-name="P3"><text:span text:style-name="T3">Ap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.927cm" svg:height="2.933cm" svg:x="20.687cm" svg:y="5.34cm">
          <text:p text:style-name="P3"><text:span text:style-name="T3">Sensitive</text:span></text:p>
          <text:p text:style-name="P3"><text:span text:style-name="T3">Ap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.927cm" svg:height="2.928cm" svg:x="20.824cm" svg:y="5.587cm">
          <text:p text:style-name="P3"><text:span text:style-name="T3">Sensitive</text:span></text:p>
          <text:p text:style-name="P3"><text:span text:style-name="T3">Ap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8.222cm" svg:y1="12.677cm" svg:x2="18.222cm" svg:y2="4.722cm">
          <text:p/>
        </draw:line>
        <draw:custom-shape draw:style-name="gr11" draw:text-style-name="P8" draw:layer="layout" svg:width="2.408cm" svg:height="0.794cm" svg:x="15.62cm" svg:y="4.723cm">
          <text:p text:style-name="P7"><text:span text:style-name="T1">Untrusted</text:span></text:p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.408cm" svg:height="0.794cm" svg:x="18.319cm" svg:y="4.723cm">
          <text:p text:style-name="P1"><text:span text:style-name="T1">Trusted</text:span></text:p>
          <draw:enhanced-geometry svg:viewBox="0 0 21600 21600" draw:type="mso-spt202" draw:enhanced-path="M 0 0 L 21600 0 21600 21600 0 21600 0 0 Z N"/>
        </draw:custom-shape>
        <draw:rect draw:style-name="gr12" draw:text-style-name="P15" draw:layer="layout" svg:width="10.995cm" svg:height="3.08cm" svg:x="13cm" svg:y="14.92cm" draw:corner-radius="0.5cm">
          <text:p text:style-name="P14"><text:span text:style-name="T4"/></text:p>
          <text:p text:style-name="P14"><text:span text:style-name="T4"/></text:p>
          <text:p text:style-name="P14"><text:span text:style-name="T4"/></text:p>
        </draw:rect>
        <draw:rect draw:style-name="gr13" draw:text-style-name="P16" draw:layer="layout" svg:width="10.835cm" svg:height="1.516cm" svg:x="13.073cm" svg:y="16.208cm">
          <text:p/>
        </draw:rect>
        <draw:rect draw:style-name="gr14" draw:text-style-name="P17" draw:layer="layout" svg:width="1.444cm" svg:height="1.517cm" svg:x="13.073cm" svg:y="16.21cm">
          <text:p text:style-name="P14"><text:span text:style-name="T5">TCB</text:span></text:p>
        </draw:rect>
        <draw:rect draw:style-name="gr15" draw:text-style-name="P17" draw:layer="layout" svg:width="1.444cm" svg:height="1.517cm" svg:x="15.939cm" svg:y="16.21cm">
          <text:p text:style-name="P14"><text:span text:style-name="T5">TCB</text:span></text:p>
        </draw:rect>
        <draw:rect draw:style-name="gr15" draw:text-style-name="P17" draw:layer="layout" svg:width="1.117cm" svg:height="1.515cm" svg:x="14.716cm" svg:y="16.212cm">
          <text:p text:style-name="P14"><text:span text:style-name="T5">PT</text:span></text:p>
        </draw:rect>
        <draw:rect draw:style-name="gr14" draw:text-style-name="P17" draw:layer="layout" svg:width="1.125cm" svg:height="1.515cm" svg:x="17.517cm" svg:y="16.212cm">
          <text:p text:style-name="P14"><text:span text:style-name="T5">PT</text:span></text:p>
        </draw:rect>
        <draw:frame draw:style-name="gr16" draw:text-style-name="P14" draw:layer="layout" svg:width="7cm" svg:height="0.964cm" svg:x="15cm" svg:y="18cm">
          <draw:text-box>
            <text:p text:style-name="P14"><text:span text:style-name="T4">seL4 Microkernel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2" presentation:class="page"/>
          <draw:frame presentation:style-name="pr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9" presentation:use-footer-name="ftr1" draw:id="id30">
        <draw:g draw:style-name="gr17">
          <draw:rect draw:style-name="gr18" draw:text-style-name="P15" draw:id="id1" draw:layer="layout" svg:width="12.5cm" svg:height="1.172cm" svg:x="0cm" svg:y="7.198cm" draw:corner-radius="0.5cm">
            <text:p text:style-name="P14"><text:span text:style-name="T4">supervisory OS</text:span></text:p>
          </draw:rect>
          <draw:rect draw:style-name="gr19" draw:text-style-name="P15" draw:layer="layout" svg:width="12.675cm" svg:height="3.075cm" svg:x="0cm" svg:y="9.004cm" draw:corner-radius="0.5cm">
            <text:p text:style-name="P14"><text:span text:style-name="T4"/></text:p>
            <text:p text:style-name="P14"><text:span text:style-name="T4"/></text:p>
            <text:p text:style-name="P14"><text:span text:style-name="T4"/></text:p>
            <text:p text:style-name="P14"><text:span text:style-name="T4"/></text:p>
            <text:p text:style-name="P14"><text:span text:style-name="T4"/></text:p>
            <text:p text:style-name="P14"><text:span text:style-name="T4"/></text:p>
            <text:p text:style-name="P14"><text:span text:style-name="T4"/></text:p>
          </draw:rect>
          <draw:rect draw:style-name="gr20" draw:text-style-name="P16" draw:layer="layout" svg:width="11.653cm" svg:height="1.513cm" svg:x="0.512cm" svg:y="10.29cm">
            <text:p/>
          </draw:rect>
          <draw:rect draw:style-name="gr21" draw:text-style-name="P17" draw:layer="layout" svg:width="2.513cm" svg:height="2.706cm" svg:x="0.837cm" svg:y="3.508cm" draw:corner-radius="0.5cm">
            <text:p text:style-name="P14"><text:span text:style-name="T5">Trusted </text:span></text:p>
            <text:p text:style-name="P14"><text:span text:style-name="T5">OS</text:span></text:p>
            <text:p text:style-name="P14"><text:span text:style-name="T5">server</text:span></text:p>
          </draw:rect>
          <draw:rect draw:style-name="gr22" draw:text-style-name="P17" draw:layer="layout" svg:width="2.832cm" svg:height="2.705cm" svg:x="3.945cm" svg:y="3.51cm" draw:corner-radius="0.5cm">
            <text:p text:style-name="P14"><text:span text:style-name="T5">Legacy </text:span></text:p>
            <text:p text:style-name="P14"><text:span text:style-name="T5">OS server</text:span></text:p>
          </draw:rect>
          <draw:frame draw:style-name="gr23" draw:text-style-name="P18" draw:layer="layout" svg:width="2.152cm" svg:height="1.246cm" svg:x="8.293cm" svg:y="5.236cm">
            <draw:text-box>
              <text:p text:style-name="P9"><text:span text:style-name="T6">....</text:span></text:p>
            </draw:text-box>
          </draw:frame>
          <draw:rect draw:style-name="gr24" draw:text-style-name="P17" draw:layer="layout" svg:width="2.504cm" svg:height="1.513cm" svg:x="0.513cm" svg:y="10.291cm">
            <text:p text:style-name="P14"><text:span text:style-name="T5">Kernel </text:span></text:p>
            <text:p text:style-name="P14"><text:span text:style-name="T5">Code</text:span></text:p>
          </draw:rect>
          <draw:rect draw:style-name="gr25" draw:text-style-name="P14" draw:id="id2" draw:layer="layout" svg:width="2.874cm" svg:height="1.513cm" svg:x="3.052cm" svg:y="10.293cm">
            <text:p text:style-name="P14"><text:span text:style-name="T5">untyped</text:span></text:p>
            <text:p text:style-name="P14"><text:span text:style-name="T5">object1</text:span></text:p>
          </draw:rect>
          <draw:rect draw:style-name="gr25" draw:text-style-name="P14" draw:id="id3" draw:layer="layout" svg:width="2.421cm" svg:height="1.513cm" svg:x="5.916cm" svg:y="10.294cm">
            <text:p text:style-name="P14"><text:span text:style-name="T5">untyped</text:span></text:p>
            <text:p text:style-name="P14"><text:span text:style-name="T5">object2</text:span></text:p>
          </draw:rect>
          <draw:connector draw:style-name="gr26" draw:text-style-name="P16" draw:layer="layout" draw:type="curve" svg:x1="6.25cm" svg:y1="8.37cm" svg:x2="4.489cm" svg:y2="10.293cm" draw:start-shape="id1" draw:start-glue-point="2" draw:end-shape="id2" draw:end-glue-point="0" svg:d="m6250 8370c0 1443-1761 482-1761 1923">
            <text:p/>
          </draw:connector>
          <draw:connector draw:style-name="gr26" draw:text-style-name="P16" draw:layer="layout" draw:type="curve" svg:x1="6.25cm" svg:y1="8.37cm" svg:x2="7.126cm" svg:y2="10.294cm" draw:start-shape="id1" draw:start-glue-point="2" draw:end-shape="id3" draw:end-glue-point="0" svg:d="m6250 8370c0 1443 876 481 876 1924">
            <text:p/>
          </draw:connector>
          <draw:rect draw:style-name="gr25" draw:text-style-name="P14" draw:id="id4" draw:layer="layout" svg:width="2.421cm" svg:height="1.513cm" svg:x="9.717cm" svg:y="10.295cm">
            <text:p text:style-name="P14"><text:span text:style-name="T5">untyped</text:span></text:p>
            <text:p text:style-name="P14"><text:span text:style-name="T5">object n</text:span></text:p>
          </draw:rect>
          <draw:connector draw:style-name="gr26" draw:text-style-name="P16" draw:layer="layout" draw:type="curve" svg:x1="6.25cm" svg:y1="8.37cm" svg:x2="10.927cm" svg:y2="10.295cm" draw:start-shape="id1" draw:start-glue-point="2" draw:end-shape="id4" svg:d="m6250 8370c0 1444 4677 482 4677 1925">
            <text:p/>
          </draw:connector>
          <draw:frame draw:style-name="gr27" draw:text-style-name="P9" draw:layer="layout" svg:width="0.928cm" svg:height="0.962cm" svg:x="8.912cm" svg:y="10.446cm">
            <draw:text-box>
              <text:p text:style-name="P9">..</text:p>
            </draw:text-box>
          </draw:frame>
        </draw:g>
        <draw:frame draw:style-name="gr16" draw:text-style-name="P14" draw:layer="layout" svg:width="6cm" svg:height="0.964cm" svg:x="4cm" svg:y="12.5cm">
          <draw:text-box>
            <text:p text:style-name="P14"><text:span text:style-name="T4">seL4 Microkernel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3" presentation:class="page"/>
          <draw:frame presentation:style-name="pr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9" presentation:use-footer-name="ftr1" draw:id="id31">
        <draw:rect draw:style-name="gr28" draw:text-style-name="P15" draw:id="id5" draw:layer="layout" svg:width="12.5cm" svg:height="1.172cm" svg:x="0cm" svg:y="7.198cm" draw:corner-radius="0.5cm">
          <text:p text:style-name="P14"><text:span text:style-name="T4">supervisory OS</text:span></text:p>
        </draw:rect>
        <draw:rect draw:style-name="gr19" draw:text-style-name="P15" draw:id="id10" draw:layer="layout" svg:width="12.5cm" svg:height="3.075cm" svg:x="0cm" svg:y="9.004cm" draw:corner-radius="0.5cm"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</draw:rect>
        <draw:rect draw:style-name="gr29" draw:text-style-name="P16" draw:layer="layout" svg:width="11.653cm" svg:height="1.513cm" svg:x="0.412cm" svg:y="10.19cm">
          <text:p/>
        </draw:rect>
        <draw:rect draw:style-name="gr28" draw:text-style-name="P17" draw:layer="layout" svg:width="2.513cm" svg:height="2.706cm" svg:x="0.837cm" svg:y="3.508cm" draw:corner-radius="0.5cm">
          <text:p text:style-name="P14"><text:span text:style-name="T5">Trusted </text:span></text:p>
          <text:p text:style-name="P14"><text:span text:style-name="T5">OS</text:span></text:p>
          <text:p text:style-name="P14"><text:span text:style-name="T5">server</text:span></text:p>
        </draw:rect>
        <draw:rect draw:style-name="gr30" draw:text-style-name="P17" draw:layer="layout" svg:width="2.832cm" svg:height="2.705cm" svg:x="3.945cm" svg:y="3.51cm" draw:corner-radius="0.5cm">
          <text:p text:style-name="P14"><text:span text:style-name="T5">Legacy </text:span></text:p>
          <text:p text:style-name="P14"><text:span text:style-name="T5">OS server</text:span></text:p>
        </draw:rect>
        <draw:frame draw:style-name="gr31" draw:text-style-name="P18" draw:layer="layout" svg:width="2.152cm" svg:height="1.246cm" svg:x="8.293cm" svg:y="5.236cm">
          <draw:text-box>
            <text:p text:style-name="P9"><text:span text:style-name="T6">....</text:span></text:p>
          </draw:text-box>
        </draw:frame>
        <draw:rect draw:style-name="gr32" draw:text-style-name="P17" draw:layer="layout" svg:width="2.504cm" svg:height="1.513cm" svg:x="0.413cm" svg:y="10.191cm">
          <text:p text:style-name="P14"><text:span text:style-name="T5">Kernel </text:span></text:p>
          <text:p text:style-name="P14"><text:span text:style-name="T5">Code</text:span></text:p>
        </draw:rect>
        <draw:rect draw:style-name="gr32" draw:text-style-name="P14" draw:id="id6" draw:layer="layout" svg:width="1.452cm" svg:height="1.513cm" svg:x="2.952cm" svg:y="10.193cm">
          <text:p text:style-name="P14"><text:span text:style-name="T5">TCB</text:span></text:p>
        </draw:rect>
        <draw:rect draw:style-name="gr29" draw:text-style-name="P14" draw:layer="layout" svg:width="2.421cm" svg:height="1.513cm" svg:x="5.916cm" svg:y="10.194cm">
          <text:p/>
        </draw:rect>
        <draw:connector draw:style-name="gr33" draw:text-style-name="P16" draw:layer="layout" draw:type="curve" svg:x1="6.25cm" svg:y1="8.37cm" svg:x2="3.678cm" svg:y2="10.193cm" draw:start-shape="id5" draw:start-glue-point="2" draw:end-shape="id6" draw:end-glue-point="0" svg:d="m6250 8370c0 1368-2572 457-2572 1823">
          <text:p/>
        </draw:connector>
        <draw:connector draw:style-name="gr33" draw:text-style-name="P16" draw:layer="layout" draw:type="curve" svg:x1="6.25cm" svg:y1="8.37cm" svg:x2="8.078cm" svg:y2="10.195cm" draw:start-shape="id5" draw:start-glue-point="2" draw:end-shape="id7" draw:end-glue-point="0" svg:d="m6250 8370c0 1369 1828 457 1828 1825">
          <text:p/>
        </draw:connector>
        <draw:rect draw:style-name="gr32" draw:text-style-name="P14" draw:id="id8" draw:layer="layout" svg:width="2.421cm" svg:height="1.513cm" svg:x="9.617cm" svg:y="10.195cm">
          <text:p text:style-name="P14"><text:span text:style-name="T5">untyped</text:span></text:p>
          <text:p text:style-name="P14"><text:span text:style-name="T5">object n</text:span></text:p>
        </draw:rect>
        <draw:connector draw:style-name="gr33" draw:text-style-name="P16" draw:layer="layout" draw:type="curve" svg:x1="6.25cm" svg:y1="8.37cm" svg:x2="10.827cm" svg:y2="10.195cm" draw:start-shape="id5" draw:start-glue-point="2" draw:end-shape="id8" svg:d="m6250 8370c0 1369 4577 457 4577 1825">
          <text:p/>
        </draw:connector>
        <draw:frame draw:style-name="gr34" draw:text-style-name="P9" draw:layer="layout" svg:width="0.928cm" svg:height="0.962cm" svg:x="8.612cm" svg:y="10.346cm">
          <draw:text-box>
            <text:p text:style-name="P9">..</text:p>
          </draw:text-box>
        </draw:frame>
        <draw:rect draw:style-name="gr32" draw:text-style-name="P14" draw:id="id9" draw:layer="layout" svg:width="1.452cm" svg:height="1.513cm" svg:x="4.452cm" svg:y="10.194cm">
          <text:p text:style-name="P14"><text:span text:style-name="T5">TCB</text:span></text:p>
        </draw:rect>
        <draw:connector draw:style-name="gr35" draw:text-style-name="P16" draw:layer="layout" draw:type="curve" draw:line-skew="1.07cm" svg:x1="5.178cm" svg:y1="10.194cm" svg:x2="6.25cm" svg:y2="9.004cm" draw:start-shape="id9" draw:end-shape="id10" draw:end-glue-point="0" svg:d="m5178 10194c0-931 1072-337 1072-1190">
          <text:p/>
        </draw:connector>
        <draw:rect draw:style-name="gr36" draw:text-style-name="P14" draw:id="id11" draw:layer="layout" svg:width="1.452cm" svg:height="1.513cm" svg:x="5.952cm" svg:y="10.194cm">
          <text:p text:style-name="P14"><text:span text:style-name="T5">PT</text:span></text:p>
        </draw:rect>
        <draw:rect draw:style-name="gr36" draw:text-style-name="P14" draw:id="id7" draw:layer="layout" svg:width="1.452cm" svg:height="1.513cm" svg:x="7.352cm" svg:y="10.195cm">
          <text:p text:style-name="P14"><text:span text:style-name="T5">PT</text:span></text:p>
        </draw:rect>
        <draw:connector draw:style-name="gr33" draw:text-style-name="P16" draw:layer="layout" draw:type="curve" svg:x1="6.25cm" svg:y1="8.37cm" svg:x2="6.678cm" svg:y2="10.194cm" draw:start-shape="id5" draw:start-glue-point="2" draw:end-shape="id11" svg:d="m6250 8370c0 1368 428 456 428 1824">
          <text:p/>
        </draw:connector>
        <draw:frame draw:style-name="gr16" draw:text-style-name="P14" draw:layer="layout" svg:width="6cm" svg:height="0.964cm" svg:x="4cm" svg:y="12.5cm">
          <draw:text-box>
            <text:p text:style-name="P14"><text:span text:style-name="T4">seL4 Microkernel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4" presentation:class="page"/>
          <draw:frame presentation:style-name="pr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9" presentation:use-footer-name="ftr1" draw:id="id32">
        <draw:rect draw:style-name="gr37" draw:text-style-name="P15" draw:layer="layout" svg:width="11.164cm" svg:height="1.172cm" svg:x="0.952cm" svg:y="7.198cm" draw:corner-radius="0.5cm">
          <text:p text:style-name="P14"><text:span text:style-name="T4">supervisory OS</text:span></text:p>
        </draw:rect>
        <draw:rect draw:style-name="gr38" draw:text-style-name="P15" draw:layer="layout" svg:width="12.236cm" svg:height="3.075cm" svg:x="0.439cm" svg:y="9.004cm" draw:corner-radius="0.5cm"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</draw:rect>
        <draw:rect draw:style-name="gr13" draw:text-style-name="P16" draw:layer="layout" svg:width="11.653cm" svg:height="1.513cm" svg:x="0.512cm" svg:y="10.29cm">
          <text:p/>
        </draw:rect>
        <draw:rect draw:style-name="gr39" draw:text-style-name="P17" draw:id="id12" draw:layer="layout" svg:width="2.513cm" svg:height="2.706cm" svg:x="0.837cm" svg:y="3.508cm" draw:corner-radius="0.5cm">
          <text:p text:style-name="P14"><text:span text:style-name="T5">Trusted </text:span></text:p>
          <text:p text:style-name="P14"><text:span text:style-name="T5">OS</text:span></text:p>
          <text:p text:style-name="P14"><text:span text:style-name="T5">server</text:span></text:p>
        </draw:rect>
        <draw:rect draw:style-name="gr40" draw:text-style-name="P17" draw:id="id15" draw:layer="layout" svg:width="2.832cm" svg:height="2.705cm" svg:x="3.945cm" svg:y="3.51cm" draw:corner-radius="0.5cm">
          <text:p text:style-name="P14"><text:span text:style-name="T5">Legacy </text:span></text:p>
          <text:p text:style-name="P14"><text:span text:style-name="T5">OS server</text:span></text:p>
        </draw:rect>
        <draw:frame draw:style-name="gr23" draw:text-style-name="P18" draw:layer="layout" svg:width="2.152cm" svg:height="1.246cm" svg:x="8.293cm" svg:y="5.236cm">
          <draw:text-box>
            <text:p text:style-name="P9"><text:span text:style-name="T6">....</text:span></text:p>
          </draw:text-box>
        </draw:frame>
        <draw:rect draw:style-name="gr41" draw:text-style-name="P17" draw:layer="layout" svg:width="2.504cm" svg:height="1.513cm" svg:x="0.513cm" svg:y="10.291cm">
          <text:p text:style-name="P14"><text:span text:style-name="T5">Kernel </text:span></text:p>
          <text:p text:style-name="P14"><text:span text:style-name="T5">Code</text:span></text:p>
        </draw:rect>
        <draw:rect draw:style-name="gr42" draw:text-style-name="P14" draw:id="id13" draw:layer="layout" svg:width="1.452cm" svg:height="1.513cm" svg:x="3.052cm" svg:y="10.293cm">
          <text:p text:style-name="P14"><text:span text:style-name="T5">TCB</text:span></text:p>
        </draw:rect>
        <draw:rect draw:style-name="gr42" draw:text-style-name="P14" draw:id="id14" draw:layer="layout" svg:width="2.421cm" svg:height="1.513cm" svg:x="6.016cm" svg:y="10.294cm">
          <text:p text:style-name="P14"><text:span text:style-name="T5">untyped</text:span></text:p>
          <text:p text:style-name="P14"><text:span text:style-name="T5">object2</text:span></text:p>
        </draw:rect>
        <draw:connector draw:style-name="gr43" draw:text-style-name="P16" draw:layer="layout" draw:type="curve" svg:x1="2.093cm" svg:y1="6.214cm" svg:x2="3.778cm" svg:y2="10.293cm" draw:start-shape="id12" draw:start-glue-point="2" draw:end-shape="id13" draw:end-glue-point="0" svg:d="m2093 6214c0 3060 1685 1021 1685 4079">
          <text:p/>
        </draw:connector>
        <draw:connector draw:style-name="gr43" draw:text-style-name="P16" draw:layer="layout" draw:type="curve" svg:x1="2.093cm" svg:y1="6.214cm" svg:x2="7.226cm" svg:y2="10.294cm" draw:start-shape="id12" draw:start-glue-point="2" draw:end-shape="id14" draw:end-glue-point="0" svg:d="m2093 6214c0 3060 5133 1020 5133 4080">
          <text:p/>
        </draw:connector>
        <draw:rect draw:style-name="gr44" draw:text-style-name="P14" draw:id="id16" draw:layer="layout" svg:width="2.421cm" svg:height="1.513cm" svg:x="9.717cm" svg:y="10.295cm">
          <text:p text:style-name="P14"><text:span text:style-name="T5">untyped</text:span></text:p>
          <text:p text:style-name="P14"><text:span text:style-name="T5">object n</text:span></text:p>
        </draw:rect>
        <draw:connector draw:style-name="gr43" draw:text-style-name="P16" draw:layer="layout" draw:type="curve" svg:x1="5.361cm" svg:y1="6.215cm" svg:x2="10.927cm" svg:y2="10.295cm" draw:start-shape="id15" draw:start-glue-point="2" draw:end-shape="id16" svg:d="m5361 6215c0 3060 5566 1020 5566 4080">
          <text:p/>
        </draw:connector>
        <draw:frame draw:style-name="gr45" draw:text-style-name="P9" draw:layer="layout" svg:width="0.928cm" svg:height="0.962cm" svg:x="8.712cm" svg:y="10.446cm">
          <draw:text-box>
            <text:p text:style-name="P9">..</text:p>
          </draw:text-box>
        </draw:frame>
        <draw:rect draw:style-name="gr44" draw:text-style-name="P14" draw:id="id17" draw:layer="layout" svg:width="1.452cm" svg:height="1.513cm" svg:x="4.552cm" svg:y="10.294cm">
          <text:p text:style-name="P14"><text:span text:style-name="T5">TCB</text:span></text:p>
        </draw:rect>
        <draw:connector draw:style-name="gr46" draw:text-style-name="P16" draw:layer="layout" draw:type="curve" draw:line-skew="-0.255cm" svg:x1="5.278cm" svg:y1="10.294cm" svg:x2="5.361cm" svg:y2="6.215cm" draw:start-shape="id17" draw:start-glue-point="0" draw:end-shape="id15" draw:end-glue-point="2" svg:d="m5278 10294c0-3441 83-1402 83-4079">
          <text:p/>
        </draw:connector>
        <draw:frame draw:style-name="gr16" draw:text-style-name="P14" draw:layer="layout" svg:width="6cm" svg:height="0.964cm" svg:x="4cm" svg:y="12.5cm">
          <draw:text-box>
            <text:p text:style-name="P14"><text:span text:style-name="T4">seL4 Microkernel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5" presentation:class="page"/>
          <draw:frame presentation:style-name="pr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9" presentation:use-footer-name="ftr1" draw:id="id33">
        <draw:g>
          <draw:rect draw:style-name="gr37" draw:text-style-name="P15" draw:id="id18" draw:layer="layout" svg:width="11.164cm" svg:height="1.172cm" svg:x="0.952cm" svg:y="7.199cm" draw:corner-radius="0.5cm">
            <text:p text:style-name="P14"><text:span text:style-name="T4">supervisory OS</text:span></text:p>
          </draw:rect>
          <draw:rect draw:style-name="gr38" draw:text-style-name="P15" draw:id="id23" draw:layer="layout" svg:width="12.236cm" svg:height="3.075cm" svg:x="0.439cm" svg:y="9.005cm" draw:corner-radius="0.5cm">
            <text:p text:style-name="P14"><text:span text:style-name="T4"/></text:p>
            <text:p text:style-name="P14"><text:span text:style-name="T4"/></text:p>
            <text:p text:style-name="P14"><text:span text:style-name="T4">seL4 Microkernel</text:span></text:p>
            <text:p text:style-name="P14"><text:span text:style-name="T4"/></text:p>
            <text:p text:style-name="P14"><text:span text:style-name="T4"/></text:p>
            <text:p text:style-name="P14"><text:span text:style-name="T4"/></text:p>
            <text:p text:style-name="P14"><text:span text:style-name="T4"/></text:p>
          </draw:rect>
          <draw:rect draw:style-name="gr13" draw:text-style-name="P16" draw:layer="layout" svg:width="11.653cm" svg:height="1.513cm" svg:x="0.512cm" svg:y="10.291cm">
            <text:p/>
          </draw:rect>
          <draw:rect draw:style-name="gr39" draw:text-style-name="P17" draw:layer="layout" svg:width="2.513cm" svg:height="2.706cm" svg:x="0.837cm" svg:y="3.509cm" draw:corner-radius="0.5cm">
            <text:p text:style-name="P14"><text:span text:style-name="T5">Trusted </text:span></text:p>
            <text:p text:style-name="P14"><text:span text:style-name="T5">OS</text:span></text:p>
            <text:p text:style-name="P14"><text:span text:style-name="T5">server</text:span></text:p>
          </draw:rect>
          <draw:rect draw:style-name="gr47" draw:text-style-name="P17" draw:layer="layout" svg:width="2.832cm" svg:height="2.705cm" svg:x="3.945cm" svg:y="3.511cm" draw:corner-radius="0.5cm">
            <text:p text:style-name="P14"><text:span text:style-name="T5">Legacy </text:span></text:p>
            <text:p text:style-name="P14"><text:span text:style-name="T5">OS server</text:span></text:p>
          </draw:rect>
          <draw:frame draw:style-name="gr23" draw:text-style-name="P18" draw:layer="layout" svg:width="2.152cm" svg:height="1.246cm" svg:x="8.293cm" svg:y="5.237cm">
            <draw:text-box>
              <text:p text:style-name="P9"><text:span text:style-name="T6">....</text:span></text:p>
            </draw:text-box>
          </draw:frame>
          <draw:rect draw:style-name="gr41" draw:text-style-name="P17" draw:layer="layout" svg:width="2.504cm" svg:height="1.513cm" svg:x="0.513cm" svg:y="10.292cm">
            <text:p text:style-name="P14"><text:span text:style-name="T5">Kernel </text:span></text:p>
            <text:p text:style-name="P14"><text:span text:style-name="T5">Code</text:span></text:p>
          </draw:rect>
          <draw:rect draw:style-name="gr44" draw:text-style-name="P14" draw:id="id19" draw:layer="layout" svg:width="1.452cm" svg:height="1.513cm" svg:x="3.052cm" svg:y="10.294cm">
            <text:p text:style-name="P14"><text:span text:style-name="T5">TCB</text:span></text:p>
          </draw:rect>
          <draw:rect draw:style-name="gr48" draw:text-style-name="P14" draw:id="id20" draw:layer="layout" svg:width="2.421cm" svg:height="1.513cm" svg:x="6.016cm" svg:y="10.295cm">
            <text:p text:style-name="P14"><text:span text:style-name="T5">untyped</text:span></text:p>
            <text:p text:style-name="P14"><text:span text:style-name="T5">object2</text:span></text:p>
          </draw:rect>
          <draw:connector draw:style-name="gr43" draw:text-style-name="P16" draw:layer="layout" draw:type="curve" svg:x1="6.534cm" svg:y1="8.371cm" svg:x2="3.778cm" svg:y2="10.294cm" draw:start-shape="id18" draw:start-glue-point="2" draw:end-shape="id19" draw:end-glue-point="0" svg:d="m6534 8371c0 1443-2756 482-2756 1923">
            <text:p/>
          </draw:connector>
          <draw:connector draw:style-name="gr43" draw:text-style-name="P16" draw:layer="layout" draw:type="curve" svg:x1="6.534cm" svg:y1="8.371cm" svg:x2="7.226cm" svg:y2="10.295cm" draw:start-shape="id18" draw:start-glue-point="2" draw:end-shape="id20" draw:end-glue-point="0" svg:d="m6534 8371c0 1443 692 481 692 1924">
            <text:p/>
          </draw:connector>
          <draw:rect draw:style-name="gr48" draw:text-style-name="P14" draw:id="id21" draw:layer="layout" svg:width="2.421cm" svg:height="1.513cm" svg:x="9.717cm" svg:y="10.296cm">
            <text:p text:style-name="P14"><text:span text:style-name="T5">untyped</text:span></text:p>
            <text:p text:style-name="P14"><text:span text:style-name="T5">object n</text:span></text:p>
          </draw:rect>
          <draw:connector draw:style-name="gr43" draw:text-style-name="P16" draw:layer="layout" draw:type="curve" svg:x1="6.534cm" svg:y1="8.371cm" svg:x2="10.927cm" svg:y2="10.296cm" draw:start-shape="id18" draw:start-glue-point="2" draw:end-shape="id21" svg:d="m6534 8371c0 1444 4393 482 4393 1925">
            <text:p/>
          </draw:connector>
          <draw:frame draw:style-name="gr45" draw:text-style-name="P9" draw:layer="layout" svg:width="0.928cm" svg:height="0.962cm" svg:x="8.712cm" svg:y="10.447cm">
            <draw:text-box>
              <text:p text:style-name="P9">..</text:p>
            </draw:text-box>
          </draw:frame>
          <draw:rect draw:style-name="gr44" draw:text-style-name="P14" draw:id="id22" draw:layer="layout" svg:width="1.452cm" svg:height="1.513cm" svg:x="4.552cm" svg:y="10.295cm">
            <text:p text:style-name="P14"><text:span text:style-name="T5">TCB</text:span></text:p>
          </draw:rect>
          <draw:connector draw:style-name="gr46" draw:text-style-name="P16" draw:layer="layout" draw:type="curve" draw:line-skew="2.555cm" svg:x1="5.278cm" svg:y1="10.295cm" svg:x2="6.557cm" svg:y2="9.005cm" draw:start-shape="id22" draw:start-glue-point="0" draw:end-shape="id23" draw:end-glue-point="0" svg:d="m5278 10295c0 1146 1279 1791 1279-1290">
            <text:p/>
          </draw:connector>
        </draw:g>
        <draw:ellipse draw:style-name="gr49" draw:text-style-name="P17" draw:id="id24" draw:layer="layout" svg:width="2.321cm" svg:height="1.987cm" svg:x="3.357cm" svg:y="12.1cm">
          <text:p text:style-name="P14"><text:span text:style-name="T5">untyped</text:span></text:p>
          <text:p text:style-name="P14"><text:span text:style-name="T5">cap 1</text:span></text:p>
        </draw:ellipse>
        <draw:ellipse draw:style-name="gr50" draw:text-style-name="P15" draw:id="id25" draw:layer="layout" svg:width="1.811cm" svg:height="1.764cm" svg:x="2.5cm" svg:y="15.347cm">
          <text:p text:style-name="P14"><text:span text:style-name="T4">TCB</text:span></text:p>
        </draw:ellipse>
        <draw:ellipse draw:style-name="gr50" draw:text-style-name="P15" draw:id="id26" draw:layer="layout" svg:width="1.811cm" svg:height="1.764cm" svg:x="4.703cm" svg:y="15.347cm">
          <text:p text:style-name="P14"><text:span text:style-name="T4">TCB</text:span></text:p>
        </draw:ellipse>
        <draw:connector draw:style-name="gr43" draw:text-style-name="P16" draw:layer="layout" draw:type="line" svg:x1="4.517cm" svg:y1="14.087cm" svg:x2="3.405cm" svg:y2="15.347cm" draw:start-shape="id24" draw:start-glue-point="2" draw:end-shape="id25" draw:end-glue-point="0" svg:d="m4517 14087-1112 1260">
          <text:p/>
        </draw:connector>
        <draw:connector draw:style-name="gr43" draw:text-style-name="P16" draw:layer="layout" draw:type="line" svg:x1="4.517cm" svg:y1="14.087cm" svg:x2="5.608cm" svg:y2="15.347cm" draw:start-shape="id24" draw:start-glue-point="2" draw:end-shape="id26" draw:end-glue-point="0" svg:d="m4517 14087 1091 1260">
          <text:p/>
        </draw:connector>
        <draw:ellipse draw:style-name="gr50" draw:text-style-name="P15" draw:id="id27" draw:layer="layout" svg:width="1.811cm" svg:height="1.764cm" svg:x="0.701cm" svg:y="17.047cm">
          <text:p text:style-name="P14"><text:span text:style-name="T4">TCB</text:span></text:p>
        </draw:ellipse>
        <draw:connector draw:style-name="gr46" draw:layer="layout" draw:type="line" svg:x1="1.606cm" svg:y1="17.047cm" svg:x2="2.5cm" svg:y2="16.229cm" draw:start-shape="id27" draw:start-glue-point="0" draw:end-shape="id25" draw:end-glue-point="3" svg:d="m1606 17047 894-818">
          <text:p/>
        </draw:connector>
        <draw:frame draw:style-name="gr51" draw:text-style-name="P19" draw:layer="layout" svg:width="5.5cm" svg:height="0.962cm" svg:x="3cm" svg:y="17.5cm">
          <draw:text-box>
            <text:p text:style-name="P9"><text:span text:style-name="T7">copy</text:span></text:p>
          </draw:text-box>
        </draw:frame>
        <draw:frame draw:style-name="gr52" draw:text-style-name="P20" draw:layer="layout" svg:width="1.806cm" svg:height="0.962cm" svg:x="7.543cm" svg:y="13.725cm">
          <draw:text-box>
            <text:p text:style-name="P9"><text:span text:style-name="T7">CDT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6" presentation:class="page"/>
          <draw:frame presentation:style-name="pr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4000000030076EA8F9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le1.bak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.bak-backgroundobjects" style:family="presentation">
      <style:graphic-properties draw:shadow="hidden" draw:shadow-offset-x="0.3cm" draw:shadow-offset-y="0.3cm" draw:shadow-color="#808080"/>
    </style:style>
    <style:style style:name="Title1.bak-notes" style:family="presentation">
      <style:graphic-properties draw:stroke="none" draw:fill="none">
        <text:list-style style:name="Title1.bak-notes">
          <text:list-level-style-bullet text:level="1" text:bullet-char="•">
            <style:list-level-properties/>
            <style:text-properties fo:font-family="Arial" style:font-family-generic="swiss" style:font-pitch="variable" fo:color="#750072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500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50072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50072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50072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50072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50072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50072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50072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50072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50072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.bak-outline1" style:family="presentation">
      <style:graphic-properties draw:stroke="none" draw:fill="none">
        <text:list-style style:name="Title1.bak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.bak-outline2" style:family="presentation" style:parent-style-name="Title1.bak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.bak-outline3" style:family="presentation" style:parent-style-name="Title1.bak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.bak-outline4" style:family="presentation" style:parent-style-name="Title1.bak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.bak-outline5" style:family="presentation" style:parent-style-name="Title1.bak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.bak-outline6" style:family="presentation" style:parent-style-name="Title1.bak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.bak-outline7" style:family="presentation" style:parent-style-name="Title1.bak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.bak-outline8" style:family="presentation" style:parent-style-name="Title1.bak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.bak-outline9" style:family="presentation" style:parent-style-name="Title1.bak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.bak-subtitle" style:family="presentation">
      <style:graphic-properties draw:stroke="none" draw:fill="none" draw:textarea-vertical-align="middle">
        <text:list-style style:name="Title1.bak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.bak-title" style:family="presentation">
      <style:graphic-properties draw:stroke="none" draw:fill="none" draw:textarea-vertical-align="middle">
        <text:list-style style:name="Title1.bak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 text:min-label-width="0.952cm"/>
            <style:text-properties fo:font-family="'Franklin Gothic Book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Franklin Gothic Book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Franklin Gothic Book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Franklin Gothic Book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Franklin Gothic Book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Franklin Gothic Book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3-outline3" style:family="presentation" style:parent-style-name="Title3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3-outline5" style:family="presentation" style:parent-style-name="Title3-outline4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3-outline6" style:family="presentation" style:parent-style-name="Title3-outline5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3-outline7" style:family="presentation" style:parent-style-name="Title3-outline6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3-outline8" style:family="presentation" style:parent-style-name="Title3-outline7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3-outline9" style:family="presentation" style:parent-style-name="Title3-outline8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/>
            <style:text-properties fo:font-family="'Franklin Gothic Book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anklin Gothic Book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Franklin Gothic Book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Franklin Gothic Book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Franklin Gothic Book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Franklin Gothic Book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Franklin Gothic Book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list-level-properties/>
            <style:text-properties fo:font-family="'Franklin Gothic Demi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ranklin Gothic Demi'" style:font-family-generic="swiss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pr1" style:family="presentation" style:parent-style-name="Title1.bak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itle1.bak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149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Title4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itle4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text-align="center"/>
    </style:style>
    <style:style style:name="MP5" style:family="paragraph">
      <style:paragraph-properties text:enable-numbering="false" fo:margin-left="0cm" fo:margin-right="0cm" fo:text-indent="0cm" style:writing-mode="lr-tb"/>
    </style:style>
    <style:style style:name="MP6" style:family="paragraph">
      <style:paragraph-properties text:enable-numbering="false" fo:margin-left="0cm" fo:margin-right="0cm" fo:text-align="end" fo:text-indent="0cm" style:writing-mode="lr-tb"/>
    </style:style>
    <style:style style:name="MP7" style:family="paragraph">
      <style:paragraph-properties text:enable-numbering="false" fo:margin-left="0cm" fo:margin-right="0cm" fo:text-align="center" fo:text-indent="0cm" style:writing-mode="lr-tb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ffffff" fo:font-size="20pt" fo:language="en" fo:country="AU" style:font-family-asian="Arial" style:font-pitch-asian="variable" style:font-size-asian="20pt" style:font-family-complex="Arial" style:font-pitch-complex="variable" style:font-size-complex="20pt"/>
    </style:style>
    <style:style style:name="MT5" style:family="text">
      <style:text-properties fo:color="#ffffff" fo:font-size="20pt" fo:language="en" fo:country="AU" fo:font-weight="bold" style:font-family-asian="Arial" style:font-pitch-asian="variable" style:font-size-asian="20pt" style:font-family-complex="Arial" style:font-pitch-complex="variable" style:font-size-complex="20pt"/>
    </style:style>
    <style:style style:name="MT6" style:family="text">
      <style:text-properties fo:color="#7030a0" fo:font-size="20pt" fo:language="en" fo:country="AU" style:font-family-asian="Arial" style:font-pitch-asian="variable" style:font-size-asian="20pt" style:font-family-complex="Arial" style:font-pitch-complex="variable" style:font-size-complex="20pt"/>
    </style:style>
    <style:style style:name="MT7" style:family="text">
      <style:text-properties fo:color="#7030a0" fo:font-size="20pt" fo:language="en" fo:country="AU" fo:font-weight="bold" style:font-family-asian="Arial" style:font-pitch-asian="variable" style:font-size-asian="20pt" style:font-family-complex="Arial" style:font-pitch-complex="variable" style:font-size-complex="20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1.bak" style:page-layout-name="PM1" draw:style-name="Mdp1">
      <draw:frame draw:name="NICTA_title_page" draw:style-name="Mgr3" draw:text-style-name="MP3" draw:layer="backgroundobjects" svg:width="25.4cm" svg:height="19.05cm" svg:x="0cm" svg:y="0cm">
        <draw:image xlink:href="Pictures/100000000000040000000300ED6B5C71.jpg" xlink:type="simple" xlink:show="embed" xlink:actuate="onLoad">
          <text:p/>
        </draw:image>
      </draw:frame>
      <draw:frame draw:name="trans2" draw:style-name="Mgr3" draw:text-style-name="MP3" draw:layer="backgroundobjects" svg:width="3.537cm" svg:height="2.69cm" svg:x="12.7cm" svg:y="10.857cm">
        <draw:image xlink:href="Pictures/100002010000008E0000006C891BBDFC.png" xlink:type="simple" xlink:show="embed" xlink:actuate="onLoad">
          <text:p/>
        </draw:image>
      </draw:frame>
      <draw:frame draw:name="trans3" draw:style-name="Mgr3" draw:text-style-name="MP3" draw:layer="backgroundobjects" svg:width="3.585cm" svg:height="2.54cm" svg:x="0.304cm" svg:y="15.513cm">
        <draw:image xlink:href="Pictures/1000020100000090000000666A12859C.png" xlink:type="simple" xlink:show="embed" xlink:actuate="onLoad">
          <text:p/>
        </draw:image>
      </draw:frame>
      <draw:frame draw:name="trans4" draw:style-name="Mgr3" draw:text-style-name="MP3" draw:layer="backgroundobjects" svg:width="3.435cm" svg:height="2.663cm" svg:x="20.563cm" svg:y="14.755cm">
        <draw:image xlink:href="Pictures/100002010000008A0000006B6D4BD4E9.png" xlink:type="simple" xlink:show="embed" xlink:actuate="onLoad">
          <text:p/>
        </draw:image>
      </draw:frame>
      <draw:frame draw:name="trans5" draw:style-name="Mgr3" draw:text-style-name="MP3" draw:layer="backgroundobjects" svg:width="3.259cm" svg:height="3.113cm" svg:x="19.958cm" svg:y="15.24cm">
        <draw:image xlink:href="Pictures/10000201000000830000007D9B2224F1.png" xlink:type="simple" xlink:show="embed" xlink:actuate="onLoad">
          <text:p/>
        </draw:image>
      </draw:frame>
      <draw:frame draw:name="logo-panel" draw:style-name="Mgr3" draw:text-style-name="MP3" draw:layer="backgroundobjects" svg:width="23.561cm" svg:height="7.995cm" svg:x="0.719cm" svg:y="11.055cm">
        <draw:image xlink:href="Pictures/10000201000003B200000141A8712461.png" xlink:type="simple" xlink:show="embed" xlink:actuate="onLoad">
          <text:p/>
        </draw:image>
      </draw:frame>
      <draw:frame presentation:style-name="Title1.bak-title" draw:layer="backgroundobjects" svg:width="22.859cm" svg:height="3.18cm" svg:x="1.27cm" svg:y="0.76cm" presentation:class="title" presentation:placeholder="true">
        <draw:text-box/>
      </draw:frame>
      <draw:frame presentation:style-name="Title1.bak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1" draw:text-style-name="MP5" draw:layer="backgroundobjects" svg:width="8.255cm" svg:height="1.271cm" svg:x="-0.001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1" draw:text-style-name="MP6" draw:layer="backgroundobjects" svg:width="8.255cm" svg:height="1.271cm" svg:x="10.79cm" svg:y="0cm" presentation:class="date-time">
          <draw:text-box>
            <text:p text:style-name="MP6"><text:span text:style-name="MT2"><presentation:date-time/></text:span></text:p>
          </draw:text-box>
        </draw:frame>
        <draw:page-thumbnail presentation:style-name="Title1.bak-title" draw:layer="backgroundobjects" svg:width="12.7cm" svg:height="9.526cm" svg:x="3.175cm" svg:y="1.904cm" presentation:class="page"/>
        <draw:frame presentation:style-name="Title1.bak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5" draw:layer="backgroundobjects" svg:width="8.255cm" svg:height="1.271cm" svg:x="-0.001cm" svg:y="24.125cm" presentation:class="footer">
          <draw:text-box>
            <text:p text:style-name="MP5"><text:span text:style-name="MT2"><presentation:footer/></text:span></text:p>
          </draw:text-box>
        </draw:frame>
        <draw:frame presentation:style-name="Mpr2" draw:text-style-name="MP6" draw:layer="backgroundobjects" svg:width="8.255cm" svg:height="1.271cm" svg:x="10.79cm" svg:y="24.125cm" presentation:class="page-number">
          <draw:text-box>
            <text:p text:style-name="MP6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draw:frame presentation:style-name="Mpr3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3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3" draw:layer="backgroundobjects" svg:width="5.917cm" svg:height="1.313cm" svg:x="18.211cm" svg:y="17.354cm" presentation:class="page-number">
        <draw:text-box>
          <text:p><text:page-number>&lt;number&gt;</text:page-number></text:p>
        </draw:text-box>
      </draw:frame>
      <presentation:notes style:page-layout-name="PM0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layer="backgroundobjects" svg:width="8.266cm" svg:height="1.269cm" svg:x="0cm" svg:y="0cm" presentation:class="header">
          <draw:text-box>
            <text:p><presentation:header/></text:p>
          </draw:text-box>
        </draw:frame>
        <draw:frame presentation:style-name="Mpr4" draw:layer="backgroundobjects" svg:width="8.266cm" svg:height="1.269cm" svg:x="10.783cm" svg:y="0cm" presentation:class="date-time">
          <draw:text-box>
            <text:p><presentation:date-time/></text:p>
          </draw:text-box>
        </draw:frame>
        <draw:frame presentation:style-name="Mpr5" draw:layer="backgroundobjects" svg:width="8.266cm" svg:height="1.269cm" svg:x="0cm" svg:y="24.13cm" presentation:class="footer">
          <draw:text-box>
            <text:p><presentation:footer/></text:p>
          </draw:text-box>
        </draw:frame>
        <draw:frame presentation:style-name="Mpr5" draw:layer="backgroundobjects" svg:width="8.266cm" svg:height="1.269cm" svg:x="10.783cm" svg:y="24.13cm" presentation:class="page-number">
          <draw:text-box>
            <text:p><text:page-number>&lt;number&gt;</text:page-number></text:p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0.285cm" svg:height="2.748cm" svg:x="1.097cm" svg:y="0.418cm" presentation:class="title" presentation:placeholder="true">
        <draw:text-box/>
      </draw:frame>
      <draw:frame presentation:style-name="Title3-outline1" draw:layer="backgroundobjects" svg:width="23.204cm" svg:height="13.698cm" svg:x="1.098cm" svg:y="3.725cm" presentation:class="outline" presentation:placeholder="true">
        <draw:text-box/>
      </draw:frame>
      <draw:frame presentation:style-name="Mpr6" draw:text-style-name="MP5" draw:layer="backgroundobjects" svg:width="6.099cm" svg:height="1.148cm" svg:x="1.097cm" svg:y="17.523cm" presentation:class="date-time">
        <draw:text-box>
          <text:p text:style-name="MP5"><text:span text:style-name="MT3"><presentation:date-time/></text:span></text:p>
        </draw:text-box>
      </draw:frame>
      <draw:frame presentation:style-name="Mpr6" draw:text-style-name="MP7" draw:layer="backgroundobjects" svg:width="8.044cm" svg:height="1.148cm" svg:x="8.678cm" svg:y="17.52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6" draw:layer="backgroundobjects" svg:width="5.927cm" svg:height="1.148cm" svg:x="18.374cm" svg:y="17.52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1cm" svg:x="-0.001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7" draw:text-style-name="MP6" draw:layer="backgroundobjects" svg:width="8.255cm" svg:height="1.271cm" svg:x="10.79cm" svg:y="0cm" presentation:class="date-time">
          <draw:text-box>
            <text:p text:style-name="MP6"><text:span text:style-name="MT2"><presentation:date-time/></text:span></text:p>
          </draw:text-box>
        </draw:frame>
        <draw:page-thumbnail presentation:style-name="Title3-title" draw:layer="backgroundobjects" svg:width="12.7cm" svg:height="9.526cm" svg:x="3.175cm" svg:y="1.904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5" draw:layer="backgroundobjects" svg:width="8.255cm" svg:height="1.271cm" svg:x="-0.001cm" svg:y="24.125cm" presentation:class="footer">
          <draw:text-box>
            <text:p text:style-name="MP5"><text:span text:style-name="MT2"><presentation:footer/></text:span></text:p>
          </draw:text-box>
        </draw:frame>
        <draw:frame presentation:style-name="Mpr8" draw:text-style-name="MP6" draw:layer="backgroundobjects" svg:width="8.255cm" svg:height="1.271cm" svg:x="10.79cm" svg:y="24.125cm" presentation:class="page-number">
          <draw:text-box>
            <text:p text:style-name="MP6"><text:span text:style-name="MT2"><text:page-number>&lt;number&gt;</text:page-number></text:span></text:p>
          </draw:text-box>
        </draw:frame>
      </presentation:notes>
    </style:master-page>
    <style:master-page style:name="Title4" style:page-layout-name="PM1" draw:style-name="Mdp1">
      <draw:frame draw:name="'FrontScreen_endslide_empty" draw:style-name="Mgr3" draw:text-style-name="MP3" draw:layer="backgroundobjects" svg:width="25.625cm" svg:height="19.138cm" svg:x="-0.119cm" svg:y="-0.035cm">
        <draw:image xlink:href="Pictures/1000000000000400000003000575E85D.png" xlink:type="simple" xlink:show="embed" xlink:actuate="onLoad">
          <text:p/>
        </draw:image>
      </draw:frame>
      <draw:frame draw:name="low-lt-trans2" draw:style-name="Mgr3" draw:text-style-name="MP3" draw:layer="backgroundobjects" svg:width="3.51cm" svg:height="2.963cm" svg:x="4.657cm" svg:y="11.007cm">
        <draw:image xlink:href="Pictures/100002010000008D00000077DBF0E700.png" xlink:type="simple" xlink:show="embed" xlink:actuate="onLoad">
          <text:p/>
        </draw:image>
      </draw:frame>
      <draw:frame draw:name="low-lt-trans1" draw:style-name="Mgr3" draw:text-style-name="MP3" draw:layer="backgroundobjects" svg:width="3.559cm" svg:height="2.985cm" svg:x="2.571cm" svg:y="9.622cm">
        <draw:image xlink:href="Pictures/100002010000008F0000007847DC5FB1.png" xlink:type="simple" xlink:show="embed" xlink:actuate="onLoad">
          <text:p/>
        </draw:image>
      </draw:frame>
      <draw:frame draw:name="low-lt-panel" draw:style-name="Mgr3" draw:text-style-name="MP3" draw:layer="backgroundobjects" svg:width="4.33cm" svg:height="3.687cm" svg:x="3.81cm" svg:y="10.583cm">
        <draw:image xlink:href="Pictures/10000201000000AE00000094CD927A36.png" xlink:type="simple" xlink:show="embed" xlink:actuate="onLoad">
          <text:p/>
        </draw:image>
      </draw:frame>
      <draw:frame draw:name="low-rt-panel-notint" draw:style-name="Mgr3" draw:text-style-name="MP3" draw:layer="backgroundobjects" svg:width="7.148cm" svg:height="6.002cm" svg:x="15.906cm" svg:y="8.162cm">
        <draw:image xlink:href="Pictures/100002010000011F000000F1A1F8FA03.png" xlink:type="simple" xlink:show="embed" xlink:actuate="onLoad">
          <text:p/>
        </draw:image>
      </draw:frame>
      <draw:frame draw:name="low-rt-blue" draw:style-name="Mgr3" draw:text-style-name="MP3" draw:layer="backgroundobjects" svg:width="3.81cm" svg:height="2.835cm" svg:x="20.02cm" svg:y="9.622cm">
        <draw:image xlink:href="Pictures/100002010000009900000072C43A750D.png" xlink:type="simple" xlink:show="embed" xlink:actuate="onLoad">
          <text:p/>
        </draw:image>
      </draw:frame>
      <draw:frame draw:name="low-rt-panel" draw:style-name="Mgr3" draw:text-style-name="MP3" draw:layer="backgroundobjects" svg:width="6.227cm" svg:height="5.129cm" svg:x="19.173cm" svg:y="6.835cm">
        <draw:image xlink:href="Pictures/10000201000000FA000000CEF6C03D69.png" xlink:type="simple" xlink:show="embed" xlink:actuate="onLoad">
          <text:p/>
        </draw:image>
      </draw:frame>
      <draw:frame draw:name="top-lt-orangepeel" draw:style-name="Mgr3" draw:text-style-name="MP3" draw:layer="backgroundobjects" svg:width="5.203cm" svg:height="4.48cm" svg:x="4.657cm" svg:y="6.65cm">
        <draw:image xlink:href="Pictures/10000201000000D1000000B4326DF8BD.png" xlink:type="simple" xlink:show="embed" xlink:actuate="onLoad">
          <text:p/>
        </draw:image>
      </draw:frame>
      <draw:frame draw:name="top-lt-trans1" draw:style-name="Mgr3" draw:text-style-name="MP3" draw:layer="backgroundobjects" svg:width="3.51cm" svg:height="3.51cm" svg:x="0cm" svg:y="2.906cm">
        <draw:image xlink:href="Pictures/100002010000008D0000008D96A5E23F.png" xlink:type="simple" xlink:show="embed" xlink:actuate="onLoad">
          <text:p/>
        </draw:image>
      </draw:frame>
      <draw:frame draw:name="top-lt-trans3" draw:style-name="Mgr3" draw:text-style-name="MP3" draw:layer="backgroundobjects" svg:width="4.63cm" svg:height="3.81cm" svg:x="3.175cm" svg:y="4.471cm">
        <draw:image xlink:href="Pictures/10000201000000BA00000099803278D5.png" xlink:type="simple" xlink:show="embed" xlink:actuate="onLoad">
          <text:p/>
        </draw:image>
      </draw:frame>
      <draw:frame draw:name="top-lt-panel" draw:style-name="Mgr3" draw:text-style-name="MP3" draw:layer="backgroundobjects" svg:width="7.047cm" svg:height="5.08cm" svg:x="0cm" svg:y="3.779cm">
        <draw:image xlink:href="Pictures/100002010000011B000000CC646A1E58.png" xlink:type="simple" xlink:show="embed" xlink:actuate="onLoad">
          <text:p/>
        </draw:image>
      </draw:frame>
      <draw:frame draw:name="top-rt-greenpeel" draw:style-name="Mgr3" draw:text-style-name="MP3" draw:layer="backgroundobjects" svg:width="3.51cm" svg:height="2.712cm" svg:x="17.78cm" svg:y="4.445cm">
        <draw:image xlink:href="Pictures/100002010000008D0000006DCA3CC2F2.png" xlink:type="simple" xlink:show="embed" xlink:actuate="onLoad">
          <text:p/>
        </draw:image>
      </draw:frame>
      <draw:frame draw:name="top-rt-trans" draw:style-name="Mgr3" draw:text-style-name="MP3" draw:layer="backgroundobjects" svg:width="3.36cm" svg:height="3.189cm" svg:x="18.984cm" svg:y="2.844cm">
        <draw:image xlink:href="Pictures/1000020100000087000000803AE01C6C.png" xlink:type="simple" xlink:show="embed" xlink:actuate="onLoad">
          <text:p/>
        </draw:image>
      </draw:frame>
      <draw:frame draw:name="top-rt-panel" draw:style-name="Mgr3" draw:text-style-name="MP3" draw:layer="backgroundobjects" svg:width="5.954cm" svg:height="4.581cm" svg:x="15.513cm" svg:y="2.602cm">
        <draw:image xlink:href="Pictures/10000201000000EF000000B850FB8EF9.png" xlink:type="simple" xlink:show="embed" xlink:actuate="onLoad">
          <text:p/>
        </draw:image>
      </draw:frame>
      <draw:frame draw:name="nicta_panel" draw:style-name="Mgr3" draw:text-style-name="MP3" draw:layer="backgroundobjects" svg:width="12.03cm" svg:height="9.935cm" svg:x="7.342cm" svg:y="4.114cm">
        <draw:image xlink:href="Pictures/10000201000001E30000018F7D6B39A2.png" xlink:type="simple" xlink:show="embed" xlink:actuate="onLoad">
          <text:p/>
        </draw:image>
      </draw:frame>
      <draw:custom-shape draw:style-name="Mgr5" draw:text-style-name="MP9" draw:layer="backgroundobjects" svg:width="9.562cm" svg:height="1.048cm" svg:x="14.97cm" svg:y="12.978cm">
        <text:p text:style-name="MP8"><text:span text:style-name="MT4">From </text:span><text:span text:style-name="MT5">imagination </text:span><text:span text:style-name="MT6">to </text:span><text:span text:style-name="MT7">impact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9" draw:text-style-name="MP5" draw:layer="backgroundobjects" svg:width="8.255cm" svg:height="1.271cm" svg:x="-0.001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9" draw:text-style-name="MP6" draw:layer="backgroundobjects" svg:width="8.255cm" svg:height="1.271cm" svg:x="10.79cm" svg:y="0cm" presentation:class="date-time">
          <draw:text-box>
            <text:p text:style-name="MP6"><text:span text:style-name="MT2"><presentation:date-time/></text:span></text:p>
          </draw:text-box>
        </draw:frame>
        <draw:page-thumbnail presentation:style-name="Title4-title" draw:layer="backgroundobjects" svg:width="12.7cm" svg:height="9.526cm" svg:x="3.175cm" svg:y="1.904cm" presentation:class="page"/>
        <draw:frame presentation:style-name="Title4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5" draw:layer="backgroundobjects" svg:width="8.255cm" svg:height="1.271cm" svg:x="-0.001cm" svg:y="24.125cm" presentation:class="footer">
          <draw:text-box>
            <text:p text:style-name="MP5"><text:span text:style-name="MT2"><presentation:footer/></text:span></text:p>
          </draw:text-box>
        </draw:frame>
        <draw:frame presentation:style-name="Mpr10" draw:text-style-name="MP6" draw:layer="backgroundobjects" svg:width="8.255cm" svg:height="1.271cm" svg:x="10.79cm" svg:y="24.125cm" presentation:class="page-number">
          <draw:text-box>
            <text:p text:style-name="MP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dc:title>Slide 1</dc:title>
    <meta:initial-creator>mokanovic</meta:initial-creator>
    <meta:creation-date>2008-01-17T14:55:50</meta:creation-date>
    <dc:date>2010-06-28T17:29:15</dc:date>
    <meta:print-date>2008-03-23T02:39:51</meta:print-date>
    <dc:language>en-AU</dc:language>
    <meta:editing-cycles>24</meta:editing-cycles>
    <meta:editing-duration>PT44H16M12S</meta:editing-duration>
    <dc:creator>Gerwin Klein</dc:creator>
    <meta:document-statistic meta:object-count="211"/>
    <meta:user-defined meta:name="Info 1"/>
    <meta:user-defined meta:name="Info 2"/>
    <meta:user-defined meta:name="Info 3"/>
    <meta:user-defined meta:name="Info 4"/>
  </office:meta>
</office:document-meta>
</file>